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46.06pt" fo:break-before="auto" style:use-optimal-row-height="true"/>
    </style:style>
    <style:style style:name="ro4" style:family="table-row">
      <style:table-row-properties style:row-height="57.29pt" fo:break-before="auto" style:use-optimal-row-height="true"/>
    </style:style>
    <style:style style:name="ro5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e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34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4"/>
        </table:table-row>
        <table:table-row table:style-name="ro2">
          <table:table-cell table:style-name="ce1" office:value-type="string" calcext:value-type="string">
            <text:p>Planned</text:p>
            <text:p>opening</text:p>
          </table:table-cell>
          <table:table-cell table:style-name="ce1"/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Phase &amp; Section</text:p>
          </table:table-cell>
          <table:table-cell table:style-name="ce1" office:value-type="string" calcext:value-type="string">
            <text:p>Terminals</text:p>
            <text:p>(<text:a xlink:href="https://en.wikipedia.org/wiki/List_of_administrative_divisions_of_Beijing" xlink:type="simple">District</text:a>)</text:p>
          </table:table-cell>
          <table:table-cell table:style-name="ce1" office:value-type="string" calcext:value-type="string">
            <text:p>Route Description</text:p>
          </table:table-cell>
          <table:table-cell table:style-name="ce1" office:value-type="string" calcext:value-type="string">
            <text:p>Construction</text:p>
            <text:p>since</text:p>
          </table:table-cell>
          <table:table-cell table:style-name="ce1" office:value-type="string" calcext:value-type="string">
            <text:p>Length</text:p>
            <text:p>(km)</text:p>
          </table:table-cell>
          <table:table-cell table:style-name="ce1" office:value-type="string" calcext:value-type="string">
            <text:p>Station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fs</text:p>
          </table:table-cell>
          <table:table-cell table:number-columns-repeated="27"/>
        </table:table-row>
        <table:table-row table:style-name="ro3">
          <table:table-cell table:style-name="ce2" office:value-type="string" calcext:value-type="string" table:number-columns-spanned="1" table:number-rows-spanned="3">
            <text:p>December 2018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 <text:a xlink:href="https://en.wikipedia.org/wiki/Line_6_(Beijing_Subway)" xlink:type="simple">6</text:a> </text:p>
          </table:table-cell>
          <table:table-cell office:value-type="string" calcext:value-type="string">
            <text:p>Phase III</text:p>
          </table:table-cell>
          <table:table-cell table:style-name="ce3" office:value-type="string" calcext:value-type="string" table:number-columns-spanned="7" table:number-rows-spanned="1">
            <text:p><text:a xlink:href="https://en.wikipedia.org/wiki/Jin%27anqiao_station" xlink:type="simple">Jin'anqiao</text:a></text:p>
          </table:table-cell>
          <table:covered-table-cell table:number-columns-repeated="6"/>
          <table:table-cell table:style-name="ce3" office:value-type="string" calcext:value-type="string">
            <text:p><text:a xlink:href="https://en.wikipedia.org/wiki/Haidian_Wuluju_station" xlink:type="simple">Haidian Wuluju</text:a></text:p>
          </table:table-cell>
          <table:table-cell table:style-name="ce3" office:value-type="string" calcext:value-type="string">
            <text:p>extends Line 6 to Shijingshan District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0.29" calcext:value-type="float">
            <text:p>10.29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Under trials (From September 20, 2018)<text:a xlink:href="https://en.wikipedia.org/wiki/Beijing_Subway#cite_note-30" xlink:type="simple">[30]</text:a></text:p>
          </table:table-cell>
          <table:table-cell table:style-name="ce4"/>
          <table:table-cell table:number-columns-repeated="20"/>
        </table:table-row>
        <table:table-row table:style-name="ro4">
          <table:covered-table-cell/>
          <table:table-cell office:value-type="string" calcext:value-type="string">
            <text:p>prev</text:p>
          </table:table-cell>
          <table:table-cell office:value-type="string" calcext:value-type="string">
            <text:p> <text:a xlink:href="https://en.wikipedia.org/wiki/Line_8_(Beijing_Subway)" xlink:type="simple">8</text:a> </text:p>
          </table:table-cell>
          <table:table-cell office:value-type="string" calcext:value-type="string">
            <text:p>Phase II One-station extension to National Art Museum</text:p>
          </table:table-cell>
          <table:table-cell table:style-name="ce3" office:value-type="string" calcext:value-type="string" table:number-columns-spanned="8" table:number-rows-spanned="1">
            <text:p><text:a xlink:href="https://en.wikipedia.org/wiki/Nanluoguxiang_station" xlink:type="simple">Nanluoguxiang</text:a></text:p>
          </table:table-cell>
          <table:covered-table-cell table:number-columns-repeated="7"/>
          <table:table-cell table:style-name="ce3" office:value-type="string" calcext:value-type="string">
            <text:p><text:a xlink:href="https://en.wikipedia.org/wiki/National_Art_Museum_station" xlink:type="simple">National Art Museum</text:a></text:p>
          </table:table-cell>
          <table:table-cell table:style-name="ce4" table:number-columns-repeated="3"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nder trials (From September 20, 2018)<text:a xlink:href="https://en.wikipedia.org/wiki/Beijing_Subway#cite_note-31" xlink:type="simple">[31]</text:a></text:p>
          </table:table-cell>
          <table:table-cell table:style-name="ce4"/>
          <table:table-cell table:number-columns-repeated="19"/>
        </table:table-row>
        <table:table-row table:style-name="ro4"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 <text:a xlink:href="https://en.wikipedia.org/wiki/Line_8_(Beijing_Subway)" xlink:type="simple">8</text:a> </text:p>
          </table:table-cell>
          <table:table-cell office:value-type="string" calcext:value-type="string">
            <text:p>Phase III South Section &amp; Phase IV</text:p>
          </table:table-cell>
          <table:table-cell table:style-name="ce5" office:value-type="string" calcext:value-type="string" table:number-columns-spanned="9" table:number-rows-spanned="1">
            <text:p><text:a xlink:href="https://en.wikipedia.org/wiki/Zhushikou_station" xlink:type="simple">Zhushikou</text:a></text:p>
            <text:p>(<text:a xlink:href="https://en.wikipedia.org/wiki/Dongcheng_District,_Beijing" xlink:type="simple">Dongcheng</text:a>)</text:p>
          </table:table-cell>
          <table:covered-table-cell table:number-columns-repeated="8"/>
          <table:table-cell table:style-name="ce5" office:value-type="string" calcext:value-type="string">
            <text:p><text:a xlink:href="https://en.wikipedia.org/wiki/Yinghai_station" xlink:type="simple">Yinghai</text:a></text:p>
            <text:p>(<text:a xlink:href="https://en.wikipedia.org/wiki/Daxing_District" xlink:type="simple">Daxing</text:a>)</text:p>
          </table:table-cell>
          <table:table-cell table:style-name="ce3" office:value-type="string" calcext:value-type="string">
            <text:p>Southern section of a north-south axis to Daxing District.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6.4" calcext:value-type="float">
            <text:p>16.4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Under trials (From September 20, 2018)<text:a xlink:href="https://en.wikipedia.org/wiki/Beijing_Subway#cite_note-32" xlink:type="simple">[32]</text:a></text:p>
          </table:table-cell>
          <table:table-cell table:style-name="ce3" office:value-type="string" calcext:value-type="string">
            <text:p><text:a xlink:href="https://en.wikipedia.org/wiki/Beijing_Subway#cite_note-SixLines-33" xlink:type="simple">[33]</text:a><text:a xlink:href="https://en.wikipedia.org/wiki/Beijing_Subway#cite_note-34" xlink:type="simple">[34]</text:a></text:p>
          </table:table-cell>
          <table:table-cell table:number-columns-repeated="18"/>
        </table:table-row>
        <table:table-row table:style-name="ro5">
          <table:table-cell table:style-name="ce2" office:value-type="string" calcext:value-type="string">
            <text:p>September 2019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 <text:a xlink:href="https://en.wikipedia.org/wiki/New_Airport_line" xlink:type="simple">New Airport</text:a> </text:p>
          </table:table-cell>
          <table:table-cell table:style-name="ce4" office:value-type="string" calcext:value-type="string">
            <text:p/>
          </table:table-cell>
          <table:table-cell table:style-name="ce3" office:value-type="string" calcext:value-type="string" table:number-columns-spanned="10" table:number-rows-spanned="1">
            <text:p><text:a xlink:href="https://en.wikipedia.org/wiki/Caoqiao_station" xlink:type="simple">Caoqiao</text:a></text:p>
          </table:table-cell>
          <table:covered-table-cell table:number-columns-repeated="9"/>
          <table:table-cell table:style-name="ce5" office:value-type="string" calcext:value-type="string">
            <text:p>North Terminal of New Airport</text:p>
          </table:table-cell>
          <table:table-cell table:style-name="ce3" office:value-type="string" calcext:value-type="string">
            <text:p>Connecting to <text:a xlink:href="https://en.wikipedia.org/wiki/Beijing_Daxing_International_Airport" xlink:type="simple">Beijing Daxing International Airport</text:a></text:p>
          </table:table-cell>
          <table:table-cell table:style-name="ce4"/>
          <table:table-cell table:style-name="ce3" office:value-type="float" office:value="39.05" calcext:value-type="float">
            <text:p>39.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 table:number-columns-spanned="1" table:number-rows-spanned="19">
            <text:p>Under Construction</text:p>
          </table:table-cell>
          <table:table-cell table:style-name="ce3" office:value-type="string" calcext:value-type="string">
            <text:p><text:a xlink:href="https://en.wikipedia.org/wiki/Beijing_Subway#cite_note-bjplan-35" xlink:type="simple">[35]</text:a><text:a xlink:href="https://en.wikipedia.org/wiki/Beijing_Subway#cite_note-2015_expansion-36" xlink:type="simple">[36]</text:a><text:a xlink:href="https://en.wikipedia.org/wiki/Beijing_Subway#cite_note-37" xlink:type="simple">[37]</text:a><text:a xlink:href="https://en.wikipedia.org/wiki/Beijing_Subway#cite_note-38" xlink:type="simple">[38]</text:a><text:a xlink:href="https://en.wikipedia.org/wiki/Beijing_Subway#cite_note-39" xlink:type="simple">[39]</text:a></text:p>
          </table:table-cell>
          <table:table-cell table:number-columns-repeated="17"/>
        </table:table-row>
        <table:table-row table:style-name="ro2">
          <table:table-cell table:style-name="ce3" office:value-type="float" office:value="2019" calcext:value-type="float" table:number-columns-spanned="1" table:number-rows-spanned="7">
            <text:p>2019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 <text:a xlink:href="https://en.wikipedia.org/wiki/Line_7_(Beijing_Subway)" xlink:type="simple">7</text:a> </text:p>
          </table:table-cell>
          <table:table-cell office:value-type="string" calcext:value-type="string">
            <text:p>East extension</text:p>
          </table:table-cell>
          <table:table-cell table:style-name="ce3" office:value-type="string" calcext:value-type="string" table:number-columns-spanned="11" table:number-rows-spanned="1">
            <text:p><text:a xlink:href="https://en.wikipedia.org/wiki/Jiaohuachang_station" xlink:type="simple">Jiaohuachang</text:a></text:p>
          </table:table-cell>
          <table:covered-table-cell table:number-columns-repeated="10"/>
          <table:table-cell table:style-name="ce5" office:value-type="string" calcext:value-type="string">
            <text:p>Universal Studios</text:p>
          </table:table-cell>
          <table:table-cell table:style-name="ce4" table:number-columns-repeated="2"/>
          <table:table-cell table:style-name="ce3" office:value-type="float" office:value="17.2" calcext:value-type="float">
            <text:p>17.2</text:p>
          </table:table-cell>
          <table:covered-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<text:a xlink:href="https://en.wikipedia.org/wiki/Beijing_Subway#cite_note-2015_expansion-36" xlink:type="simple">[36]</text:a></text:p>
          </table:table-cell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 <text:a xlink:href="https://en.wikipedia.org/wiki/Line_14_(Beijing_Subway)" xlink:type="simple">14</text:a> </text:p>
          </table:table-cell>
          <table:table-cell office:value-type="string" calcext:value-type="string">
            <text:p>Lize Section</text:p>
          </table:table-cell>
          <table:table-cell table:style-name="ce5" office:value-type="string" calcext:value-type="string" table:number-columns-spanned="12" table:number-rows-spanned="1">
            <text:p><text:a xlink:href="https://en.wikipedia.org/wiki/Beijing_South_Railway_Station" xlink:type="simple">Beijing South Railway Station</text:a></text:p>
            <text:p>(<text:a xlink:href="https://en.wikipedia.org/wiki/Fengtai_District" xlink:type="simple">Fengtai</text:a>)</text:p>
          </table:table-cell>
          <table:covered-table-cell table:number-columns-repeated="11"/>
          <table:table-cell table:style-name="ce5" office:value-type="string" calcext:value-type="string">
            <text:p><text:a xlink:href="https://en.wikipedia.org/wiki/Xiju_station" xlink:type="simple">Xiju</text:a></text:p>
            <text:p>(<text:a xlink:href="https://en.wikipedia.org/wiki/Fengtai_District" xlink:type="simple">Fengtai</text:a>)</text:p>
          </table:table-cell>
          <table:table-cell table:style-name="ce3" office:value-type="string" calcext:value-type="string">
            <text:p>Completes Line 14</text:p>
          </table:table-cell>
          <table:table-cell table:style-name="ce4"/>
          <table:covered-table-cell/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en.wikipedia.org/wiki/Beijing_Subway#cite_note-40" xlink:type="simple">[40]</text:a></text:p>
          </table:table-cell>
          <table:table-cell table:number-columns-repeated="15"/>
        </table:table-row>
        <table:table-row table:style-name="ro5"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 <text:a xlink:href="https://en.wikipedia.org/wiki/Line_16_(Beijing_Subway)" xlink:type="simple">16</text:a> </text:p>
          </table:table-cell>
          <table:table-cell table:style-name="ce4" office:value-type="string" calcext:value-type="string">
            <text:p/>
          </table:table-cell>
          <table:table-cell table:style-name="ce5" office:value-type="string" calcext:value-type="string" table:number-columns-spanned="13" table:number-rows-spanned="1">
            <text:p><text:a xlink:href="https://en.wikipedia.org/wiki/Xiyuan_station" xlink:type="simple">Xiyuan</text:a></text:p>
            <text:p>(<text:a xlink:href="https://en.wikipedia.org/wiki/Haidian_District" xlink:type="simple">Haidian</text:a>)</text:p>
          </table:table-cell>
          <table:covered-table-cell table:number-columns-repeated="12"/>
          <table:table-cell table:style-name="ce5" office:value-type="string" calcext:value-type="string">
            <text:p>Wanpingcheng</text:p>
            <text:p>(<text:a xlink:href="https://en.wikipedia.org/wiki/Fengtai_District" xlink:type="simple">Fengtai</text:a>)</text:p>
          </table:table-cell>
          <table:table-cell table:style-name="ce3" office:value-type="string" calcext:value-type="string">
            <text:p>Urban Section</text:p>
          </table:table-cell>
          <table:covered-table-cell/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30.1" calcext:value-type="float">
            <text:p>30.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<text:a xlink:href="https://en.wikipedia.org/wiki/Beijing_Subway#cite_note-41" xlink:type="simple">[41]</text:a></text:p>
          </table:table-cell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 <text:a xlink:href="https://en.wikipedia.org/wiki/Batong_line" xlink:type="simple">Batong</text:a> </text:p>
          </table:table-cell>
          <table:table-cell office:value-type="string" calcext:value-type="string">
            <text:p>South extension</text:p>
          </table:table-cell>
          <table:table-cell table:style-name="ce5" office:value-type="string" calcext:value-type="string" table:number-columns-spanned="14" table:number-rows-spanned="1">
            <text:p><text:a xlink:href="https://en.wikipedia.org/wiki/Tuqiao_station" xlink:type="simple">Tuqiao</text:a></text:p>
            <text:p>(<text:a xlink:href="https://en.wikipedia.org/wiki/Tongzhou_District,_Beijing" xlink:type="simple">Tongzhou</text:a>)</text:p>
          </table:table-cell>
          <table:covered-table-cell table:number-columns-repeated="13"/>
          <table:table-cell table:style-name="ce5" office:value-type="string" calcext:value-type="string">
            <text:p>Universal Studios</text:p>
          </table:table-cell>
          <table:covered-table-cell/>
          <table:table-cell table:style-name="ce4"/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en.wikipedia.org/wiki/Beijing_Subway#cite_note-Subway_links_to_Tongzhou_on_track-42" xlink:type="simple">[42]</text:a></text:p>
          </table:table-cell>
          <table:table-cell table:number-columns-repeated="13"/>
        </table:table-row>
        <table:table-row table:style-name="ro3"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 <text:a xlink:href="https://en.wikipedia.org/wiki/Fangshan_line" xlink:type="simple">Fangshan</text:a> </text:p>
          </table:table-cell>
          <table:table-cell office:value-type="string" calcext:value-type="string">
            <text:p>North extension</text:p>
          </table:table-cell>
          <table:table-cell table:style-name="ce5" office:value-type="string" calcext:value-type="string" table:number-columns-spanned="15" table:number-rows-spanned="1">
            <text:p><text:a xlink:href="https://en.wikipedia.org/wiki/Guogongzhuang_station" xlink:type="simple">Guogongzhuang</text:a></text:p>
            <text:p>(<text:a xlink:href="https://en.wikipedia.org/wiki/Fengtai_District" xlink:type="simple">Fengtai</text:a>)</text:p>
          </table:table-cell>
          <table:covered-table-cell table:number-columns-repeated="15"/>
          <table:table-cell table:style-name="ce5" office:value-type="string" calcext:value-type="string">
            <text:p>Fengyiqiao South</text:p>
            <text:p>(<text:a xlink:href="https://en.wikipedia.org/wiki/Fengtai_District" xlink:type="simple">Fengtai</text:a>)</text:p>
          </table:table-cell>
          <table:table-cell table:style-name="ce3" office:value-type="string" calcext:value-type="string">
            <text:p>connects Fangshan Line to Line 10 and Line 16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en.wikipedia.org/wiki/Beijing_Subway#cite_note-Yanfang-43" xlink:type="simple">[43]</text:a><text:a xlink:href="https://en.wikipedia.org/wiki/Beijing_Subway#cite_note-44" xlink:type="simple">[44]</text:a></text:p>
          </table:table-cell>
          <table:table-cell table:number-columns-repeated="12"/>
        </table:table-row>
        <table:table-row table:style-name="ro5"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 <text:a xlink:href="https://en.wikipedia.org/wiki/S1_line_(Beijing_Subway)" xlink:type="simple">S1</text:a> </text:p>
          </table:table-cell>
          <table:table-cell office:value-type="string" calcext:value-type="string">
            <text:p>Jin'anqiao - Pingguoyuan section</text:p>
          </table:table-cell>
          <table:table-cell table:style-name="ce3" office:value-type="string" calcext:value-type="string" table:number-columns-spanned="16" table:number-rows-spanned="1">
            <text:p><text:a xlink:href="https://en.wikipedia.org/wiki/Jin%27anqiao_station" xlink:type="simple">Jin'anqiao</text:a></text:p>
          </table:table-cell>
          <table:covered-table-cell table:number-columns-repeated="15"/>
          <table:covered-table-cell/>
          <table:table-cell table:style-name="ce3" office:value-type="string" calcext:value-type="string">
            <text:p><text:a xlink:href="https://en.wikipedia.org/wiki/Pingguoyuan_station" xlink:type="simple">Pingguoyuan</text:a></text:p>
          </table:table-cell>
          <table:table-cell table:style-name="ce4" table:number-columns-repeated="2"/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 <text:a xlink:href="https://en.wikipedia.org/wiki/Airport_Express_(Beijing_Subway)" xlink:type="simple">Airport</text:a> </text:p>
          </table:table-cell>
          <table:table-cell office:value-type="string" calcext:value-type="string">
            <text:p>West extension</text:p>
          </table:table-cell>
          <table:table-cell table:style-name="ce5" office:value-type="string" calcext:value-type="string" table:number-columns-spanned="17" table:number-rows-spanned="1">
            <text:p><text:a xlink:href="https://en.wikipedia.org/wiki/Dongzhimen_station" xlink:type="simple">Dongzhimen</text:a></text:p>
            <text:p>(<text:a xlink:href="https://en.wikipedia.org/wiki/Dongcheng_District,_Beijing" xlink:type="simple">Dongcheng</text:a>)</text:p>
          </table:table-cell>
          <table:covered-table-cell table:number-columns-repeated="16"/>
          <table:covered-table-cell/>
          <table:table-cell/>
          <table:table-cell table:style-name="ce5" office:value-type="string" calcext:value-type="string">
            <text:p><text:a xlink:href="https://en.wikipedia.org/wiki/Beixinqiao_Station" xlink:type="simple">Beixinqiao</text:a></text:p>
            <text:p>(<text:a xlink:href="https://en.wikipedia.org/wiki/Dongcheng_District,_Beijing" xlink:type="simple">Dongcheng</text:a>)</text:p>
          </table:table-cell>
          <table:table-cell table:style-name="ce3" office:value-type="string" calcext:value-type="string">
            <text:p>Extension to Line 5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en.wikipedia.org/wiki/Beijing_Subway#cite_note-45" xlink:type="simple">[45]</text:a><text:a xlink:href="https://en.wikipedia.org/wiki/Beijing_Subway#cite_note-46" xlink:type="simple">[46]</text:a></text:p>
          </table:table-cell>
          <table:table-cell table:number-columns-repeated="11"/>
        </table:table-row>
        <table:table-row table:style-name="ro1">
          <table:table-cell table:style-name="ce3" office:value-type="float" office:value="2020" calcext:value-type="float" table:number-columns-spanned="1" table:number-rows-spanned="4">
            <text:p>2020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 table:number-columns-spanned="1" table:number-rows-spanned="2">
            <text:p> <text:a xlink:href="https://en.wikipedia.org/wiki/Line_17_(Beijing_Subway)" xlink:type="simple">17</text:a>  (R2)</text:p>
          </table:table-cell>
          <table:table-cell office:value-type="string" calcext:value-type="string">
            <text:p>North section</text:p>
          </table:table-cell>
          <table:table-cell table:style-name="ce5" office:value-type="string" calcext:value-type="string" table:number-columns-spanned="18" table:number-rows-spanned="1">
            <text:p>Future Science Park North</text:p>
          </table:table-cell>
          <table:covered-table-cell table:number-columns-repeated="17"/>
          <table:covered-table-cell/>
          <table:table-cell table:number-columns-repeated="2"/>
          <table:table-cell table:style-name="ce3" office:value-type="string" calcext:value-type="string">
            <text:p><text:a xlink:href="https://en.wikipedia.org/wiki/Wangjing_West_station" xlink:type="simple">Wangjing West</text:a></text:p>
          </table:table-cell>
          <table:table-cell table:style-name="ce4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<text:a xlink:href="https://en.wikipedia.org/wiki/Beijing_Subway#cite_note-Line17-47" xlink:type="simple">[47]</text:a><text:a xlink:href="https://en.wikipedia.org/wiki/Beijing_Subway#cite_note-auto1-48" xlink:type="simple">[48]</text:a><text:a xlink:href="https://en.wikipedia.org/wiki/Beijing_Subway#cite_note-2015_expansion-36" xlink:type="simple">[36]</text:a></text:p>
          </table:table-cell>
          <table:table-cell table:number-columns-repeated="10"/>
        </table:table-row>
        <table:table-row table:style-name="ro5">
          <table:covered-table-cell/>
          <table:table-cell office:value-type="string" calcext:value-type="string">
            <text:p>X</text:p>
          </table:table-cell>
          <table:covered-table-cell table:style-name="Default"/>
          <table:table-cell office:value-type="string" calcext:value-type="string">
            <text:p>South section</text:p>
          </table:table-cell>
          <table:table-cell table:style-name="ce3" office:value-type="string" calcext:value-type="string" table:number-columns-spanned="19" table:number-rows-spanned="1">
            <text:p><text:a xlink:href="https://en.wikipedia.org/wiki/Shilihe_station" xlink:type="simple">Shilihe</text:a></text:p>
          </table:table-cell>
          <table:covered-table-cell table:number-columns-repeated="18"/>
          <table:covered-table-cell/>
          <table:table-cell table:number-columns-repeated="3"/>
          <table:table-cell table:style-name="ce5" office:value-type="string" calcext:value-type="string">
            <text:p>Yizhuang Zhanqianqu South</text:p>
          </table:table-cell>
          <table:table-cell table:style-name="ce4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<text:a xlink:href="https://en.wikipedia.org/wiki/Beijing_Subway#cite_note-Line17-47" xlink:type="simple">[47]</text:a><text:a xlink:href="https://en.wikipedia.org/wiki/Beijing_Subway#cite_note-auto1-48" xlink:type="simple">[48]</text:a><text:a xlink:href="https://en.wikipedia.org/wiki/Beijing_Subway#cite_note-2015_expansion-36" xlink:type="simple">[36]</text:a>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 <text:a xlink:href="https://en.wikipedia.org/wiki/Line_19_(Beijing_Subway)" xlink:type="simple">19</text:a>  (R3)</text:p>
          </table:table-cell>
          <table:table-cell office:value-type="string" calcext:value-type="string">
            <text:p>Phase I</text:p>
          </table:table-cell>
          <table:table-cell table:style-name="ce5" office:value-type="string" calcext:value-type="string" table:number-columns-spanned="20" table:number-rows-spanned="1">
            <text:p><text:a xlink:href="https://en.wikipedia.org/wiki/Xingong_station" xlink:type="simple">Xingong</text:a></text:p>
            <text:p>(<text:a xlink:href="https://en.wikipedia.org/wiki/Fengtai_District" xlink:type="simple">Fengtai</text:a>)</text:p>
          </table:table-cell>
          <table:covered-table-cell table:number-columns-repeated="19"/>
          <table:covered-table-cell/>
          <table:table-cell table:number-columns-repeated="4"/>
          <table:table-cell table:style-name="ce5" office:value-type="string" calcext:value-type="string">
            <text:p><text:a xlink:href="https://en.wikipedia.org/wiki/Mudanyuan_station" xlink:type="simple">Mudanyuan</text:a></text:p>
            <text:p>(<text:a xlink:href="https://en.wikipedia.org/wiki/Haidian_District" xlink:type="simple">Haidian</text:a>)</text:p>
          </table:table-cell>
          <table:table-cell table:style-name="ce3" office:value-type="string" calcext:value-type="string">
            <text:p>North South express line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2.4" calcext:value-type="float">
            <text:p>22.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<text:a xlink:href="https://en.wikipedia.org/wiki/Beijing_Subway#cite_note-2015_expansion-36" xlink:type="simple">[36]</text:a></text:p>
          </table:table-cell>
          <table:table-cell table:number-columns-repeated="8"/>
        </table:table-row>
        <table:table-row table:style-name="ro3"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 <text:a xlink:href="https://en.wikipedia.org/wiki/Yanfang_line" xlink:type="simple">Yanfang</text:a> </text:p>
          </table:table-cell>
          <table:table-cell office:value-type="string" calcext:value-type="string">
            <text:p>Branch Line</text:p>
          </table:table-cell>
          <table:table-cell table:style-name="ce5" office:value-type="string" calcext:value-type="string" table:number-columns-spanned="21" table:number-rows-spanned="1">
            <text:p>Zhoukoudian Town</text:p>
            <text:p>(<text:a xlink:href="https://en.wikipedia.org/wiki/Fangshan_District" xlink:type="simple">Fangshan</text:a>)</text:p>
          </table:table-cell>
          <table:covered-table-cell table:number-columns-repeated="20"/>
          <table:covered-table-cell/>
          <table:table-cell table:number-columns-repeated="5"/>
          <table:table-cell table:style-name="ce5" office:value-type="string" calcext:value-type="string">
            <text:p><text:a xlink:href="https://en.wikipedia.org/wiki/Raolefu_station" xlink:type="simple">Raolefu</text:a></text:p>
            <text:p>(<text:a xlink:href="https://en.wikipedia.org/wiki/Fangshan_District" xlink:type="simple">Fangshan</text:a>)</text:p>
          </table:table-cell>
          <table:table-cell table:style-name="ce3" office:value-type="string" calcext:value-type="string">
            <text:p>A branch off the main line that runs to Zhoukoudia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en.wikipedia.org/wiki/Beijing_Subway#cite_note-Beijing's_subway_is_going_full_bore-49" xlink:type="simple">[49]</text:a><text:a xlink:href="https://en.wikipedia.org/wiki/Beijing_Subway#cite_note-Beijing_has_350_km_subway_lines_under_construction_in_2017-50" xlink:type="simple">[50]</text:a></text:p>
          </table:table-cell>
          <table:table-cell table:number-columns-repeated="7"/>
        </table:table-row>
        <table:table-row table:style-name="ro2">
          <table:table-cell table:style-name="ce3" office:value-type="float" office:value="2021" calcext:value-type="float" table:number-columns-spanned="1" table:number-rows-spanned="8">
            <text:p>2021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 <text:a xlink:href="https://en.wikipedia.org/wiki/Line_3_(Beijing_Subway)" xlink:type="simple">3</text:a> </text:p>
          </table:table-cell>
          <table:table-cell office:value-type="string" calcext:value-type="string">
            <text:p>Phase I</text:p>
          </table:table-cell>
          <table:table-cell table:style-name="ce3" office:value-type="string" calcext:value-type="string" table:number-columns-spanned="22" table:number-rows-spanned="1">
            <text:p><text:a xlink:href="https://en.wikipedia.org/wiki/Dongsi_Shitiao_station" xlink:type="simple">Dongsi Shitiao</text:a></text:p>
          </table:table-cell>
          <table:covered-table-cell table:number-columns-repeated="21"/>
          <table:covered-table-cell/>
          <table:table-cell table:number-columns-repeated="6"/>
          <table:table-cell table:style-name="ce5" office:value-type="string" calcext:value-type="string">
            <text:p>Caogezhuang North</text:p>
          </table:table-cell>
          <table:table-cell table:style-name="ce4"/>
          <table:table-cell table:style-name="ce3" office:value-type="float" office:value="2017" calcext:value-type="float">
            <text:p>2017</text:p>
          </table:table-cell>
          <table:table-cell table:style-name="ce4"/>
          <table:table-cell table:style-name="ce3" office:value-type="float" office:value="15" calcext:value-type="float">
            <text:p>15</text:p>
          </table:table-cell>
          <table:table-cell table:style-name="ce4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prev</text:p>
          </table:table-cell>
          <table:table-cell office:value-type="string" calcext:value-type="string">
            <text:p> <text:a xlink:href="https://en.wikipedia.org/wiki/Line_8_(Beijing_Subway)" xlink:type="simple">8</text:a> </text:p>
          </table:table-cell>
          <table:table-cell office:value-type="string" calcext:value-type="string">
            <text:p>Phase III North Section</text:p>
          </table:table-cell>
          <table:table-cell table:style-name="ce5" office:value-type="string" calcext:value-type="string" table:number-columns-spanned="23" table:number-rows-spanned="1">
            <text:p><text:a xlink:href="https://en.wikipedia.org/wiki/National_Art_Museum_station" xlink:type="simple">National Art Museum</text:a></text:p>
            <text:p>(<text:a xlink:href="https://en.wikipedia.org/wiki/Dongcheng_District,_Beijing" xlink:type="simple">Dongcheng</text:a>)</text:p>
          </table:table-cell>
          <table:covered-table-cell table:number-columns-repeated="22"/>
          <table:covered-table-cell/>
          <table:table-cell table:number-columns-repeated="7"/>
          <table:table-cell table:style-name="ce5" office:value-type="string" calcext:value-type="string">
            <text:p><text:a xlink:href="https://en.wikipedia.org/wiki/Zhushikou_station" xlink:type="simple">Zhushikou</text:a></text:p>
            <text:p>(<text:a xlink:href="https://en.wikipedia.org/wiki/Dongcheng_District,_Beijing" xlink:type="simple">Dongcheng</text:a>)</text:p>
          </table:table-cell>
          <table:table-cell table:style-name="ce3" office:value-type="string" calcext:value-type="string">
            <text:p>Completes Line 8</text:p>
          </table:table-cell>
          <table:table-cell table:style-name="ce3" office:value-type="float" office:value="2013" calcext:value-type="float">
            <text:p>2013</text:p>
          </table:table-cell>
          <table:table-cell table:style-name="ce4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en.wikipedia.org/wiki/Beijing_Subway#cite_note-51" xlink:type="simple">[51]</text:a><text:a xlink:href="https://en.wikipedia.org/wiki/Beijing_Subway#cite_note-Line8-52" xlink:type="simple">[52]</text:a></text:p>
          </table:table-cell>
          <table:table-cell table:number-columns-repeated="5"/>
        </table:table-row>
        <table:table-row table:style-name="ro5"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 <text:a xlink:href="https://en.wikipedia.org/wiki/Line_12_(Beijing_Subway)" xlink:type="simple">12</text:a> </text:p>
          </table:table-cell>
          <table:table-cell table:style-name="ce4"/>
          <table:table-cell table:style-name="ce5" office:value-type="string" calcext:value-type="string" table:number-columns-spanned="24" table:number-rows-spanned="1">
            <text:p>Sijiqing</text:p>
          </table:table-cell>
          <table:covered-table-cell table:number-columns-repeated="23"/>
          <table:covered-table-cell/>
          <table:table-cell table:number-columns-repeated="8"/>
          <table:table-cell table:style-name="ce5" office:value-type="string" calcext:value-type="string">
            <text:p>Guanzhuangluxikou</text:p>
          </table:table-cell>
          <table:table-cell table:style-name="ce3" office:value-type="string" calcext:value-type="string">
            <text:p>Following the North Third Ring Road</text:p>
          </table:table-cell>
          <table:table-cell table:style-name="ce4"/>
          <table:table-cell table:style-name="ce3" office:value-type="float" office:value="29.2" calcext:value-type="float">
            <text:p>29.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<text:a xlink:href="https://en.wikipedia.org/wiki/Beijing_Subway#cite_note-2015_expansion-36" xlink:type="simple">[36]</text:a>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 <text:a xlink:href="https://en.wikipedia.org/wiki/Line_17_(Beijing_Subway)" xlink:type="simple">17</text:a>  (R2)</text:p>
          </table:table-cell>
          <table:table-cell office:value-type="string" calcext:value-type="string">
            <text:p>Middle section</text:p>
          </table:table-cell>
          <table:table-cell table:style-name="ce3" office:value-type="string" calcext:value-type="string" table:number-columns-spanned="25" table:number-rows-spanned="1">
            <text:p><text:a xlink:href="https://en.wikipedia.org/wiki/Wangjing_West_station" xlink:type="simple">Wangjing West</text:a></text:p>
          </table:table-cell>
          <table:covered-table-cell table:number-columns-repeated="24"/>
          <table:covered-table-cell/>
          <table:table-cell table:number-columns-repeated="9"/>
          <table:table-cell table:style-name="ce3" office:value-type="string" calcext:value-type="string">
            <text:p><text:a xlink:href="https://en.wikipedia.org/wiki/Shilihe_station" xlink:type="simple">Shilihe</text:a></text:p>
          </table:table-cell>
          <table:table-cell table:style-name="ce3" office:value-type="string" calcext:value-type="string">
            <text:p>Completes Line 17</text:p>
          </table:table-cell>
          <table:table-cell table:style-name="ce4" table:number-columns-repeated="2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<text:a xlink:href="https://en.wikipedia.org/wiki/Beijing_Subway#cite_note-Line17-47" xlink:type="simple">[47]</text:a><text:a xlink:href="https://en.wikipedia.org/wiki/Beijing_Subway#cite_note-auto1-48" xlink:type="simple">[48]</text:a><text:a xlink:href="https://en.wikipedia.org/wiki/Beijing_Subway#cite_note-2015_expansion-36" xlink:type="simple">[36]</text:a>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 <text:a xlink:href="https://en.wikipedia.org/wiki/Pinggu_line" xlink:type="simple">Pinggu</text:a> </text:p>
            <text:p>(Line 22)</text:p>
          </table:table-cell>
          <table:table-cell table:style-name="ce4" office:value-type="string" calcext:value-type="string">
            <text:p/>
          </table:table-cell>
          <table:table-cell table:style-name="ce3" office:value-type="string" calcext:value-type="string" table:number-columns-spanned="26" table:number-rows-spanned="1">
            <text:p><text:a xlink:href="https://en.wikipedia.org/wiki/Dongfeng_Beiqiao_station" xlink:type="simple">Dongfeng Beiqiao</text:a></text:p>
          </table:table-cell>
          <table:covered-table-cell table:number-columns-repeated="25"/>
          <table:covered-table-cell/>
          <table:table-cell table:number-columns-repeated="10"/>
          <table:table-cell table:style-name="ce5" office:value-type="string" calcext:value-type="string">
            <text:p>Juhewan</text:p>
          </table:table-cell>
          <table:table-cell table:style-name="ce4" table:number-columns-repeated="2"/>
          <table:table-cell table:style-name="ce3" office:value-type="float" office:value="71" calcext:value-type="float">
            <text:p>71</text:p>
          </table:table-cell>
          <table:table-cell table:style-name="ce3" office:value-type="float" office:value="12" calcext:value-type="float">
            <text:p>12</text:p>
          </table:table-cell>
          <table:table-cell table:style-name="ce4"/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 <text:a xlink:href="https://en.wikipedia.org/wiki/Changping_line" xlink:type="simple">Changping</text:a> </text:p>
          </table:table-cell>
          <table:table-cell office:value-type="string" calcext:value-type="string">
            <text:p>South extension</text:p>
          </table:table-cell>
          <table:table-cell table:style-name="ce3" office:value-type="string" calcext:value-type="string" table:number-columns-spanned="27" table:number-rows-spanned="1">
            <text:p><text:a xlink:href="https://en.wikipedia.org/wiki/Xi%27erqi_station" xlink:type="simple">Xi'erqi</text:a></text:p>
          </table:table-cell>
          <table:covered-table-cell table:number-columns-repeated="26"/>
          <table:covered-table-cell/>
          <table:table-cell table:number-columns-repeated="11"/>
          <table:table-cell table:style-name="ce5" office:value-type="string" calcext:value-type="string">
            <text:p>Jimenqiao</text:p>
          </table:table-cell>
          <table:table-cell table:style-name="ce4" table:number-columns-repeated="2"/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7" calcext:value-type="float">
            <text:p>7</text:p>
          </table:table-cell>
          <table:table-cell table:style-name="ce4"/>
          <table:table-cell/>
        </table:table-row>
        <table:table-row table:style-name="ro5"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 <text:a xlink:href="https://en.wikipedia.org/wiki/Line_28_(Beijing_Subway)" xlink:type="simple">28</text:a> </text:p>
            <text:p>(CBD line)</text:p>
          </table:table-cell>
          <table:table-cell table:style-name="ce4" office:value-type="string" calcext:value-type="string">
            <text:p/>
          </table:table-cell>
          <table:table-cell table:style-name="ce5" office:value-type="string" calcext:value-type="string" table:number-columns-spanned="28" table:number-rows-spanned="1">
            <text:p><text:a xlink:href="https://en.wikipedia.org/wiki/Dongdaqiao_station" xlink:type="simple">Dongdaqiao</text:a></text:p>
            <text:p>(<text:a xlink:href="https://en.wikipedia.org/wiki/Chaoyang_District,_Beijing" xlink:type="simple">Chaoyang</text:a>)</text:p>
          </table:table-cell>
          <table:covered-table-cell table:number-columns-repeated="27"/>
          <table:covered-table-cell/>
          <table:table-cell table:number-columns-repeated="12"/>
          <table:table-cell table:style-name="ce5" office:value-type="string" calcext:value-type="string">
            <text:p><text:a xlink:href="https://en.wikipedia.org/wiki/Dajiaoting_station" xlink:type="simple">Dajiaoting</text:a></text:p>
            <text:p>(<text:a xlink:href="https://en.wikipedia.org/wiki/Chaoyang_District,_Beijing" xlink:type="simple">Chaoyang</text:a>)</text:p>
          </table:table-cell>
          <table:table-cell table:style-name="ce3" office:value-type="string" calcext:value-type="string">
            <text:p>Runs through the <text:a xlink:href="https://en.wikipedia.org/wiki/Beijing_central_business_district" xlink:type="simple">Central Business District</text:a>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<text:a xlink:href="https://en.wikipedia.org/wiki/Beijing_Subway#cite_note-Construction_of_CBD_area_subway_line_may_begin_this_year-53" xlink:type="simple">[53]</text:a><text:a xlink:href="https://en.wikipedia.org/wiki/Beijing_Subway#cite_note-Beijing's_subway_is_going_full_bore-49" xlink:type="simple">[49]</text:a></text:p>
          </table:table-cell>
        </table:table-row>
        <table:table-row table:style-name="ro1">
          <table:covered-table-cell/>
          <table:table-cell/>
          <table:table-cell table:style-name="Default" table:number-columns-repeated="2"/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8:38:28.217720000</meta:creation-date>
    <dc:date>2018-11-18T19:25:51.471415000</dc:date>
    <meta:editing-duration>PT9M15S</meta:editing-duration>
    <meta:editing-cycles>1</meta:editing-cycles>
    <meta:document-statistic meta:table-count="1" meta:cell-count="205" meta:object-count="0"/>
    <meta:generator>LibreOffice/5.4.6.2$MacOSX_X86_64 LibreOffice_project/4014ce260a04f1026ba855d3b8d91541c224eab8</meta:generator>
    <meta:user-defined meta:name=""/>
  </office:meta>
</office:document-meta>
</file>